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1cac7"/>
    </style:style>
    <style:style style:name="P2" style:family="paragraph" style:parent-style-name="Standard">
      <style:text-properties style:font-name="Liberation Mono" officeooo:rsid="00187d92" officeooo:paragraph-rsid="00187d92"/>
    </style:style>
    <style:style style:name="P3" style:family="paragraph" style:parent-style-name="Standard">
      <style:text-properties officeooo:paragraph-rsid="0020d691"/>
    </style:style>
    <style:style style:name="P4" style:family="paragraph" style:parent-style-name="Standard">
      <style:text-properties officeooo:paragraph-rsid="00231d15"/>
    </style:style>
    <style:style style:name="P5" style:family="paragraph" style:parent-style-name="Standard">
      <style:text-properties officeooo:paragraph-rsid="0025dab4"/>
    </style:style>
    <style:style style:name="P6" style:family="paragraph" style:parent-style-name="Standard">
      <style:text-properties officeooo:paragraph-rsid="002f713e"/>
    </style:style>
    <style:style style:name="P7" style:family="paragraph" style:parent-style-name="Standard">
      <style:text-properties officeooo:rsid="0035795f" officeooo:paragraph-rsid="0035795f"/>
    </style:style>
    <style:style style:name="P8" style:family="paragraph" style:parent-style-name="Standard">
      <style:text-properties officeooo:paragraph-rsid="0020d691"/>
    </style:style>
    <style:style style:name="P9" style:family="paragraph" style:parent-style-name="Standard">
      <style:text-properties style:font-name="Liberation Mono" officeooo:rsid="0035795f" officeooo:paragraph-rsid="0035795f"/>
    </style:style>
    <style:style style:name="P10" style:family="paragraph" style:parent-style-name="Standard">
      <style:text-properties officeooo:paragraph-rsid="0014e69d"/>
    </style:style>
    <style:style style:name="P11" style:family="paragraph" style:parent-style-name="Standard">
      <style:text-properties officeooo:rsid="001a4ac1" officeooo:paragraph-rsid="0027e124"/>
    </style:style>
    <style:style style:name="P12" style:family="paragraph" style:parent-style-name="Standard">
      <style:text-properties officeooo:rsid="001a4ac1" officeooo:paragraph-rsid="0035795f"/>
    </style:style>
    <style:style style:name="P13" style:family="paragraph" style:parent-style-name="Standard">
      <style:text-properties style:font-name="Liberation Mono" officeooo:rsid="0035795f" officeooo:paragraph-rsid="0035795f"/>
    </style:style>
    <style:style style:name="P14" style:family="paragraph" style:parent-style-name="Standard">
      <style:text-properties style:font-name="Liberation Mono" officeooo:paragraph-rsid="0011cac7"/>
    </style:style>
    <style:style style:name="P15" style:family="paragraph" style:parent-style-name="Standard">
      <style:text-properties style:font-name="Liberation Mono" officeooo:rsid="001a4ac1" officeooo:paragraph-rsid="001a4ac1"/>
    </style:style>
    <style:style style:name="P16" style:family="paragraph" style:parent-style-name="Standard">
      <style:text-properties style:font-name="Liberation Mono" officeooo:rsid="001c1c08" officeooo:paragraph-rsid="001c1c08"/>
    </style:style>
    <style:style style:name="P17" style:family="paragraph" style:parent-style-name="Standard">
      <style:text-properties style:font-name="Liberation Mono" officeooo:paragraph-rsid="0035795f"/>
    </style:style>
    <style:style style:name="P18" style:family="paragraph" style:parent-style-name="Standard">
      <style:text-properties style:font-name="Liberation Mono" officeooo:rsid="00187d92" officeooo:paragraph-rsid="0035795f"/>
    </style:style>
    <style:style style:name="P19" style:family="paragraph">
      <style:paragraph-properties fo:text-align="center"/>
    </style:style>
    <style:style style:name="T1" style:family="text">
      <style:text-properties officeooo:rsid="0013ca11"/>
    </style:style>
    <style:style style:name="T2" style:family="text">
      <style:text-properties officeooo:rsid="0016c150"/>
    </style:style>
    <style:style style:name="T3" style:family="text">
      <style:text-properties officeooo:rsid="0016e715"/>
    </style:style>
    <style:style style:name="T4" style:family="text">
      <style:text-properties officeooo:rsid="001a4ac1"/>
    </style:style>
    <style:style style:name="T5" style:family="text">
      <style:text-properties officeooo:rsid="001be51f"/>
    </style:style>
    <style:style style:name="T6" style:family="text">
      <style:text-properties officeooo:rsid="001c1c08"/>
    </style:style>
    <style:style style:name="T7" style:family="text">
      <style:text-properties officeooo:rsid="001d9db9"/>
    </style:style>
    <style:style style:name="T8" style:family="text">
      <style:text-properties officeooo:rsid="001f185c"/>
    </style:style>
    <style:style style:name="T9" style:family="text">
      <style:text-properties officeooo:rsid="0020d691"/>
    </style:style>
    <style:style style:name="T10" style:family="text">
      <style:text-properties officeooo:rsid="00247a59"/>
    </style:style>
    <style:style style:name="T11" style:family="text">
      <style:text-properties officeooo:rsid="0035795f"/>
    </style:style>
    <style:style style:name="T12" style:family="text">
      <style:text-properties officeooo:rsid="0036c473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247a59"/>
    </style:style>
    <style:style style:name="T15" style:family="text">
      <style:text-properties style:font-name="Liberation Mono" officeooo:rsid="0016c150"/>
    </style:style>
    <style:style style:name="T16" style:family="text">
      <style:text-properties style:font-name="Liberation Mono" officeooo:rsid="001be51f"/>
    </style:style>
    <style:style style:name="T17" style:family="text">
      <style:text-properties style:font-name="Liberation Mono" officeooo:rsid="0020d691"/>
    </style:style>
    <style:style style:name="T18" style:family="text">
      <style:text-properties style:font-name="Liberation Mono" officeooo:rsid="0013ca11"/>
    </style:style>
    <style:style style:name="T19" style:family="text">
      <style:text-properties style:font-name="Liberation Mono" officeooo:rsid="001d9db9"/>
    </style:style>
    <style:style style:name="T20" style:family="text">
      <style:text-properties style:font-name="Liberation Mono" officeooo:rsid="0035795f"/>
    </style:style>
    <style:style style:name="T21" style:family="text">
      <style:text-properties style:font-name="Liberation Mono" officeooo:rsid="0016e715"/>
    </style:style>
    <style:style style:name="T22" style:family="text">
      <style:text-properties style:font-name="Liberation Mono" officeooo:rsid="001f185c"/>
    </style:style>
    <style:style style:name="T23" style:family="text">
      <style:text-properties style:font-name="Liberation Mono" officeooo:rsid="001c1c08"/>
    </style:style>
    <style:style style:name="gr1" style:family="graphic">
      <style:graphic-properties draw:stroke="solid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5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4" svg:stroke-width="0.18mm" svg:stroke-color="#000000" svg:stroke-opacity="100%" draw:stroke-linejoin="round" svg:stroke-linecap="butt" draw:textarea-horizontal-align="center" draw:textarea-vertical-align="middle" fo:padding-top="0.09mm" fo:padding-bottom="0.09mm" fo:padding-left="0.09mm" fo:padding-right="0.09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19" drawooo:display="printer" svg:width="0mm" svg:height="0mm" svg:x="85.05mm" svg:y="159.91mm" svg:viewBox="0 0 0 0" draw:points="0,0">
        <text:p/>
      </draw:polygon>
      <draw:polygon text:anchor-type="page" text:anchor-page-number="1" draw:z-index="1" draw:name="turtle" draw:style-name="gr1" draw:text-style-name="P19" drawooo:display="printer" svg:width="0mm" svg:height="0mm" svg:x="175.52mm" svg:y="148.41mm" svg:viewBox="0 0 0 0" draw:points="0,0">
        <text:p/>
      </draw:polygon>
      <draw:polygon text:anchor-type="page" text:anchor-page-number="1" draw:z-index="2" draw:name="turtle" draw:style-name="gr1" draw:text-style-name="P19" drawooo:display="printer" svg:width="0mm" svg:height="0mm" svg:x="143.25mm" svg:y="148.1mm" svg:viewBox="0 0 0 0" draw:points="0,0">
        <text:p/>
      </draw:polygon>
      <draw:polygon text:anchor-type="page" text:anchor-page-number="1" draw:z-index="3" draw:name="turtle" draw:style-name="gr1" draw:text-style-name="P19" drawooo:display="printer" svg:width="0mm" svg:height="0mm" svg:x="157.83mm" svg:y="148.4mm" svg:viewBox="0 0 0 0" draw:points="0,0">
        <text:p/>
      </draw:polygon>
      <draw:polygon text:anchor-type="page" text:anchor-page-number="1" draw:z-index="4" draw:name="turtle" draw:style-name="gr2" draw:text-style-name="P19" drawooo:display="printer" svg:width="0mm" svg:height="0mm" svg:x="160.94mm" svg:y="148.41mm" svg:viewBox="0 0 0 0" draw:points="0,0">
        <text:p/>
      </draw:polygon>
      <draw:polygon text:anchor-type="page" text:anchor-page-number="0" draw:z-index="5" draw:name="turtle" draw:style-name="gr3" draw:text-style-name="P19" drawooo:display="printer" svg:width="0mm" svg:height="0mm" svg:x="168.43mm" svg:y="148.4mm" svg:viewBox="0 0 0 0" draw:points="0,0">
        <text:p/>
      </draw:polygon>
      <draw:path text:anchor-type="page" text:anchor-page-number="0" draw:z-index="6" draw:name="actual" draw:style-name="gr4" draw:text-style-name="P19" svg:width="105.82mm" svg:height="105.82mm" draw:transform="rotate (1.5707963267949) translate (104.916111111111mm 148.413611111111mm)" svg:viewBox="0 0 10583 10583" svg:d="M0 0h10583-10583v10583zM2 704h1058M2 1409h1411M2 2115h1882M2 2822h2508M2 3528h3344M2 4233h4459M2 4939h5946M2 5646h7928M2 6352h10571">
        <text:p/>
      </draw:path>
      <text:p text:style-name="P9"/>
      <text:p text:style-name="P5"><text:span text:style-name="Source_20_Text"><text:span text:style-name="T13"/></text:span></text:p>
      <text:p text:style-name="P10"><text:span text:style-name="Source_20_Text"><text:span text:style-name="T14">T</text:span></text:span><text:span text:style-name="Source_20_Text"><text:span text:style-name="T13">O </text:span></text:span><text:span text:style-name="Source_20_Text"><text:span text:style-name="T15">KOCH</text:span></text:span><text:span text:style-name="Source_20_Text"><text:span text:style-name="T13"> </text:span></text:span><text:span text:style-name="Source_20_Text"><text:span text:style-name="T16">LL</text:span></text:span><text:span text:style-name="Source_20_Text"><text:span text:style-name="T13"> </text:span></text:span><text:span text:style-name="Source_20_Text"><text:span text:style-name="T17">ITER</text:span></text:span><text:span text:style-name="Source_20_Text"><text:span text:style-name="T13"> </text:span></text:span></text:p>
      <text:p text:style-name="P7"><text:span text:style-name="Source_20_Text"><text:span text:style-name="T13">GLOBAL DD</text:span></text:span></text:p>
      <text:p text:style-name="P3"><text:span text:style-name="Source_20_Text"><text:span text:style-name="T13"><text:s text:c="3"/>; </text:span></text:span><text:span text:style-name="Source_20_Text"><text:span text:style-name="T18">SLEEP 1000</text:span></text:span></text:p>
      <text:p text:style-name="P1"><text:span text:style-name="Source_20_Text"><text:span text:style-name="T13"><text:s text:c="3"/>IF </text:span></text:span><text:span text:style-name="Source_20_Text"><text:span text:style-name="T17">ITER</text:span></text:span><text:span text:style-name="Source_20_Text"><text:span text:style-name="T13"> </text:span></text:span><text:span text:style-name="Source_20_Text"><text:span text:style-name="T19">=</text:span></text:span><text:span text:style-name="Source_20_Text"><text:span text:style-name="T13"> </text:span></text:span><text:span text:style-name="Source_20_Text"><text:span text:style-name="T17">1</text:span></text:span><text:span text:style-name="Source_20_Text"><text:span text:style-name="T13"> [</text:span></text:span></text:p>
      <text:p text:style-name="P3"><text:span text:style-name="Source_20_Text"><text:span text:style-name="T13"><text:s text:c="6"/>; FORWARD </text:span></text:span><text:span text:style-name="Source_20_Text"><text:span text:style-name="T16">LL</text:span></text:span></text:p>
      <text:p text:style-name="P3"><text:span text:style-name="Source_20_Text"><text:span text:style-name="T13"><text:s text:c="6"/></text:span></text:span><text:span text:style-name="Source_20_Text"><text:span text:style-name="T20">DD = DD + LL</text:span></text:span></text:p>
      <text:p text:style-name="P4"><text:span text:style-name="Source_20_Text"><text:span text:style-name="T13"><text:s text:c="3"/></text:span></text:span><text:span text:style-name="Source_20_Text"><text:span text:style-name="T17">] [</text:span></text:span></text:p>
      <text:p text:style-name="P4"><text:span text:style-name="Source_20_Text"><text:span text:style-name="T13"><text:s text:c="5"/></text:span></text:span><text:span text:style-name="Source_20_Text"><text:span text:style-name="T21">KOCH</text:span></text:span><text:span text:style-name="Source_20_Text"><text:span text:style-name="T13"> </text:span></text:span><text:span text:style-name="Source_20_Text"><text:span text:style-name="T16">LL</text:span></text:span><text:span text:style-name="Source_20_Text"><text:span text:style-name="T13">/</text:span></text:span><text:span text:style-name="Source_20_Text"><text:span text:style-name="T17">3 ITER-1</text:span></text:span></text:p>
      <text:p text:style-name="P4"><text:span text:style-name="Source_20_Text"><text:span text:style-name="T13"><text:s text:c="5"/>LEFT </text:span></text:span><text:span text:style-name="Source_20_Text"><text:span text:style-name="T22">60</text:span></text:span></text:p>
      <text:p text:style-name="P4"><text:span text:style-name="Source_20_Text"><text:span text:style-name="T13"><text:s text:c="5"/></text:span></text:span><text:span text:style-name="Source_20_Text"><text:span text:style-name="T21">KOCH</text:span></text:span><text:span text:style-name="Source_20_Text"><text:span text:style-name="T13"> </text:span></text:span><text:span text:style-name="Source_20_Text"><text:span text:style-name="T16">LL</text:span></text:span><text:span text:style-name="Source_20_Text"><text:span text:style-name="T13">/</text:span></text:span><text:span text:style-name="Source_20_Text"><text:span text:style-name="T17">3 ITER-1</text:span></text:span></text:p>
      <text:p text:style-name="P4"><text:span text:style-name="Source_20_Text"><text:span text:style-name="T13"><text:s text:c="5"/>RIGHT </text:span></text:span><text:span text:style-name="Source_20_Text"><text:span text:style-name="T22">120</text:span></text:span></text:p>
      <text:p text:style-name="P4"><text:span text:style-name="Source_20_Text"><text:span text:style-name="T21"><text:s text:c="5"/>KOCH</text:span></text:span><text:span text:style-name="Source_20_Text"><text:span text:style-name="T13"> </text:span></text:span><text:span text:style-name="Source_20_Text"><text:span text:style-name="T16">LL</text:span></text:span><text:span text:style-name="Source_20_Text"><text:span text:style-name="T13">/</text:span></text:span><text:span text:style-name="Source_20_Text"><text:span text:style-name="T17">3 ITER-1</text:span></text:span></text:p>
      <text:p text:style-name="P4"><text:span text:style-name="Source_20_Text"><text:span text:style-name="T13"><text:s text:c="5"/>LEFT </text:span></text:span><text:span text:style-name="Source_20_Text"><text:span text:style-name="T22">60</text:span></text:span></text:p>
      <text:p text:style-name="P4"><text:span text:style-name="Source_20_Text"><text:span text:style-name="T13"><text:s text:c="5"/></text:span></text:span><text:span text:style-name="Source_20_Text"><text:span text:style-name="T21">KOCH</text:span></text:span><text:span text:style-name="Source_20_Text"><text:span text:style-name="T13"> </text:span></text:span><text:span text:style-name="Source_20_Text"><text:span text:style-name="T16">LL</text:span></text:span><text:span text:style-name="Source_20_Text"><text:span text:style-name="T13">/</text:span></text:span><text:span text:style-name="Source_20_Text"><text:span text:style-name="T17">3 ITER-1</text:span></text:span></text:p>
      <text:p text:style-name="P3"><text:span text:style-name="Source_20_Text"><text:span text:style-name="T13"><text:s text:c="3"/></text:span></text:span><text:span text:style-name="Source_20_Text"><text:span text:style-name="T17">]</text:span></text:span></text:p>
      <text:p text:style-name="P1"><text:span text:style-name="Source_20_Text"><text:span text:style-name="T13">END</text:span></text:span></text:p>
      <text:p text:style-name="P14"/>
      <text:p text:style-name="P1"><text:span text:style-name="Source_20_Text"><text:span text:style-name="T13">CLEARSCREEN</text:span></text:span></text:p>
      <text:p text:style-name="P1"><text:span text:style-name="Source_20_Text"><text:span text:style-name="T13">HOME</text:span></text:span></text:p>
      <text:p text:style-name="P11"><text:span text:style-name="Source_20_Text"><text:span text:style-name="T13">HIDETURTLE</text:span></text:span></text:p>
      <text:p text:style-name="P12"><text:span text:style-name="Source_20_Text"><text:span text:style-name="T20">PENDOWN</text:span></text:span></text:p>
      <text:p text:style-name="P14"/>
      <text:p text:style-name="P15">L = <text:span text:style-name="T11">300</text:span></text:p>
      <text:p text:style-name="P16"><text:span text:style-name="T10">IT</text:span> = <text:span text:style-name="T12">0</text:span></text:p>
      <text:p text:style-name="P16"/>
      <text:p text:style-name="P16"/>
      <text:p text:style-name="P9">FORWARD 300</text:p>
      <text:p text:style-name="P9">BACK 300</text:p>
      <text:p text:style-name="P9">RIGHT 90</text:p>
      <text:p text:style-name="P9">FORWARD 300</text:p>
      <text:p text:style-name="P9">BACK 300</text:p>
      <text:p text:style-name="P16"/>
      <text:p text:style-name="P9">REPEAT 10 [</text:p>
      <text:p text:style-name="P17"><text:span text:style-name="T11"><text:s text:c="3"/>DD = 0</text:span></text:p>
      <text:p text:style-name="P18"><text:s text:c="3"/><text:span text:style-name="T12">IT = IT + 1</text:span></text:p>
      <text:p text:style-name="P14"/>
      <text:p text:style-name="P1"><text:span text:style-name="Source_20_Text"><text:span text:style-name="T21"><text:s text:c="3"/>KOCH</text:span></text:span><text:span text:style-name="Source_20_Text"><text:span text:style-name="T13"> </text:span></text:span><text:span text:style-name="Source_20_Text"><text:span text:style-name="T23">L IT</text:span></text:span></text:p>
      <text:p text:style-name="P9"/>
      <text:p text:style-name="P9"><text:s text:c="3"/>PENUP</text:p>
      <text:p text:style-name="P9"><text:s text:c="3"/>FORWARD 20</text:p>
      <text:p text:style-name="P9"><text:s text:c="3"/>LEFT 90</text:p>
      <text:p text:style-name="P9"><text:s text:c="3"/>PENDOWN</text:p>
      <text:p text:style-name="P9"><text:s text:c="3"/>FORWARD DD/10</text:p>
      <text:p text:style-name="P9"><text:s text:c="3"/>PENUP</text:p>
      <text:p text:style-name="P9"><text:s text:c="3"/>BACK DD/10</text:p>
      <text:p text:style-name="P9"><text:s text:c="3"/>RIGHT 90</text:p>
      <text:p text:style-name="P9">]</text:p>
      <text:p text:style-name="P9"/>
      <text:p text:style-name="P6"><text:span text:style-name="Source_20_Text"><text:span text:style-name="T13"/></text:span></text:p>
      <text:p text:style-name="P14"/>
      <text:p text:style-name="P15"/>
      <text:p text:style-name="P15"><text:soft-page-break/></text:p>
      <text:p text:style-name="P14"/>
      <text:p text:style-name="P14"/>
      <text:p text:style-name="P1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4.99mm" style:num-format="1" text:number-position="left" text:increment="1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0:56:05.274473761</meta:creation-date>
    <dc:date>2016-11-29T12:55:30.094374787</dc:date>
    <meta:editing-duration>PT12H47M13S</meta:editing-duration>
    <meta:editing-cycles>29</meta:editing-cycles>
    <meta:generator>LibreOffice/4.2.8.2$Linux_x86 LibreOffice_project/420m0$Build-2</meta:generator>
    <meta:document-statistic meta:table-count="0" meta:image-count="0" meta:object-count="0" meta:page-count="2" meta:paragraph-count="40" meta:word-count="92" meta:character-count="454" meta:non-whitespace-character-count="309"/>
  </office:meta>
</office:document-meta>
</file>